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Garuda" officeooo:paragraph-rsid="0017e917"/>
    </style:style>
    <style:style style:name="P2" style:family="paragraph" style:parent-style-name="Standard" style:list-style-name="L2">
      <style:text-properties officeooo:paragraph-rsid="00200f22"/>
    </style:style>
    <style:style style:name="P3" style:family="paragraph" style:parent-style-name="Standard">
      <style:text-properties fo:color="#00331a" style:font-name="Garuda"/>
    </style:style>
    <style:style style:name="P4" style:family="paragraph" style:parent-style-name="Standard">
      <style:text-properties fo:color="#00331a" style:font-name="Garuda" fo:font-size="12pt" style:text-underline-style="solid" style:text-underline-width="auto" style:text-underline-color="font-color" fo:font-weight="bold" officeooo:paragraph-rsid="00200f22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331a" style:font-name="Garud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fo:color="#00331a" style:font-name="Garuda" officeooo:paragraph-rsid="00200f22"/>
    </style:style>
    <style:style style:name="P7" style:family="paragraph" style:parent-style-name="Standard">
      <style:text-properties fo:color="#00331a" style:font-name="Garuda" style:text-underline-style="solid" style:text-underline-width="auto" style:text-underline-color="font-color" fo:font-weight="bold" officeooo:paragraph-rsid="00200f22" style:font-weight-asian="bold" style:font-weight-complex="bold"/>
    </style:style>
    <style:style style:name="P8" style:family="paragraph" style:parent-style-name="Standard">
      <style:text-properties fo:color="#00331a" style:font-name="Garuda" officeooo:paragraph-rsid="00200f22"/>
    </style:style>
    <style:style style:name="P9" style:family="paragraph" style:parent-style-name="Standard" style:list-style-name="L2">
      <style:text-properties fo:color="#00331a" style:font-name="Garuda" officeooo:paragraph-rsid="00200f22"/>
    </style:style>
    <style:style style:name="P10" style:family="paragraph" style:parent-style-name="Standard">
      <style:text-properties fo:color="#00331a" style:font-name="Garuda" fo:font-weight="bold" style:font-weight-asian="bold" style:font-weight-complex="bold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331a" style:font-name="Garuda" officeooo:paragraph-rsid="001bc157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331a" style:font-name="Garuda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331a" style:font-name="Garuda" fo:font-size="12pt" style:text-underline-style="solid" style:text-underline-width="auto" style:text-underline-color="font-color" fo:font-weight="bold" officeooo:paragraph-rsid="00200f22" style:font-size-asian="12pt" style:font-weight-asian="bold" style:font-size-complex="12pt" style:font-weight-complex="bold"/>
    </style:style>
    <style:style style:name="P14" style:family="paragraph" style:parent-style-name="Title">
      <style:text-properties fo:color="#00331a" style:font-name="Arial Black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003300" style:font-name="Garuda"/>
    </style:style>
    <style:style style:name="T5" style:family="text">
      <style:text-properties fo:color="#003300" style:font-name="Garuda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3300" style:font-name="Garuda" fo:font-size="12pt" fo:font-weight="normal" officeooo:rsid="0017e917" style:font-size-asian="12pt" style:font-weight-asian="normal" style:font-size-complex="12pt" style:font-weight-complex="normal"/>
    </style:style>
    <style:style style:name="T7" style:family="text">
      <style:text-properties style:font-name="Garuda"/>
    </style:style>
    <style:style style:name="T8" style:family="text">
      <style:text-properties style:font-name="Garuda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Garuda" fo:font-size="12pt" fo:font-weight="normal" officeooo:rsid="0017e917" style:font-size-asian="12pt" style:font-weight-asian="normal" style:font-size-complex="12pt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331a"/>
    </style:style>
    <style:style style:name="T12" style:family="text">
      <style:text-properties fo:color="#00331a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331a" fo:font-size="12pt" fo:font-weight="normal" officeooo:rsid="0017e917" style:font-size-asian="12pt" style:font-weight-asian="normal" style:font-size-complex="12pt" style:font-weight-complex="normal"/>
    </style:style>
    <style:style style:name="T14" style:family="text">
      <style:text-properties fo:color="#00331a" style:font-name="Garu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><text:tab/>ZODIAC DATASOFT</text:p>
      <text:p text:style-name="P1"><text:span text:style-name="T12"><text:tab/><text:tab/><text:tab/><text:tab/></text:span><text:span text:style-name="T13">(</text:span><text:span text:style-name="T12">website: </text:span><text:a xlink:type="simple" xlink:href="http://sites.google.com/site/kuja27"><text:span text:style-name="T11">http://sites.google.com/site/kuja27</text:span></text:a><text:span text:style-name="T12">)</text:span></text:p>
      <text:p text:style-name="P11"><text:tab/><text:tab/><text:tab/> <text:s text:c="12"/><text:span text:style-name="T10">Training, Consultancy and eLearning <text:s text:c="187"/></text:span><text:span text:style-name="T2">90, Ground Floor, First Main Road, Balamurugan Garden, Thoraipakkam, Chennai-600097</text:span><text:span text:style-name="T3"><text:tab/><text:tab/></text:span><text:span text:style-name="T2"><text:tab/></text:span><text:span text:style-name="T10">Contact Ph No(s):<text:tab/></text:span><text:span text:style-name="T1">9791165980, </text:span><text:span text:style-name="T2">9003082186, 9789346927</text:span><text:line-break/></text:p>
      <text:p text:style-name="P12"/>
      <text:p text:style-name="P4">ADVANCED COURSES</text:p>
      <text:p text:style-name="P4"/>
      <text:list xml:id="list847463382666022621" text:style-name="L1">
        <text:list-item>
          <text:p text:style-name="P6">Python and Hadoop <text:s/></text:p>
        </text:list-item>
        <text:list-item>
          <text:p text:style-name="P6">C++ </text:p>
        </text:list-item>
        <text:list-item>
          <text:p text:style-name="P6">Introduction to UNIX and LINUX (userlevel CLIs)</text:p>
        </text:list-item>
        <text:list-item>
          <text:p text:style-name="P6">Linux Kernel Modules (Device Drivers) Programming </text:p>
        </text:list-item>
        <text:list-item>
          <text:p text:style-name="P6">Advanced Computer Science - Theoretical foundations </text:p>
        </text:list-item>
        <text:list-item>
          <text:p text:style-name="P6">Advanced Computer Science – Systems (Operating Systems, Machine Learning etc.,)</text:p>
        </text:list-item>
      </text:list>
      <text:p text:style-name="P7"/>
      <text:p text:style-name="P7">REFERENCES and COURSE MATERIALS</text:p>
      <text:p text:style-name="P8"/>
      <text:list xml:id="list8401908058999988345" text:style-name="L2">
        <text:list-item>
          <text:p text:style-name="P2"><text:span text:style-name="T14">Krishna iResearch Opensource Initiative Products SVN &amp; Git Codebase - </text:span><text:a xlink:type="simple" xlink:href="https://sites.google.com/site/kuja27/">https://sites.google.com/site/kuja27/</text:a><text:span text:style-name="T14"> <text:s/>and </text:span><text:a xlink:type="simple" xlink:href="https://sourceforge.net/users/ka_shrinivaasan">https://sourceforge.net/users/ka_shrinivaasan</text:a></text:p>
        </text:list-item>
        <text:list-item>
          <text:p text:style-name="P9">Standard textbooks and websites<text:tab/><text:tab/><text:tab/></text:p>
        </text:list-item>
      </text:list>
      <text:p text:style-name="P8"/>
      <text:p text:style-name="P13">Vedic Astrological Counselling also done.</text:p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hrinivaasan </meta:initial-creator>
    <meta:creation-date>2014-04-21T13:03:43</meta:creation-date>
    <dc:date>2014-07-23T20:29:31.358120247</dc:date>
    <meta:editing-duration>PT2H43M37S</meta:editing-duration>
    <meta:editing-cycles>121</meta:editing-cycles>
    <meta:generator>LibreOffice/4.2.3.3$Linux_x86 LibreOffice_project/420m0$Build-3</meta:generator>
    <meta:document-statistic meta:table-count="0" meta:image-count="0" meta:object-count="0" meta:page-count="1" meta:paragraph-count="14" meta:word-count="92" meta:character-count="991" meta:non-whitespace-character-count="700"/>
  </office:meta>
</office:document-meta>
</file>